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icrosoft YaHei" svg:font-family="'Microsoft YaHei'"/>
    <style:font-face style:name="微软雅黑" svg:font-family="微软雅黑"/>
    <style:font-face style:name="宋体" svg:font-family="宋体, SimSu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Droid Sans Fallback" svg:font-family="'Droid Sans Fallback'" style:font-family-generic="system" style:font-pitch="variable"/>
  </office:font-face-decls>
  <office:automatic-styles>
    <style:style style:name="P1" style:family="paragraph" style:parent-style-name="Standard">
      <style:paragraph-properties style:line-height-at-least="0.661cm" fo:text-align="start" style:justify-single-word="false" fo:orphans="2" fo:widows="2" fo:background-color="#ffffff">
        <style:background-image/>
      </style:paragraph-properties>
      <style:text-properties officeooo:rsid="0005c59c" officeooo:paragraph-rsid="00073640"/>
    </style:style>
    <style:style style:name="P2" style:family="paragraph" style:parent-style-name="Standard">
      <style:paragraph-properties style:line-height-at-least="0.661cm" fo:text-align="start" style:justify-single-word="false" fo:orphans="2" fo:widows="2" fo:background-color="#ffffff">
        <style:background-image/>
      </style:paragraph-properties>
      <style:text-properties officeooo:paragraph-rsid="00073640"/>
    </style:style>
    <style:style style:name="P3" style:family="paragraph" style:parent-style-name="Standard">
      <style:paragraph-properties style:line-height-at-least="0.661cm" fo:text-align="start" style:justify-single-word="false" fo:orphans="2" fo:widows="2" fo:background-color="#ffffff">
        <style:background-image/>
      </style:paragraph-properties>
      <style:text-properties officeooo:paragraph-rsid="0009e68b"/>
    </style:style>
    <style:style style:name="P4" style:family="paragraph" style:parent-style-name="Standard">
      <style:paragraph-properties style:line-height-at-least="0.661cm" fo:text-align="start" style:justify-single-word="false" fo:orphans="2" fo:widows="2" fo:background-color="#ffffff">
        <style:background-image/>
      </style:paragraph-properties>
      <style:text-properties officeooo:paragraph-rsid="000a5f91"/>
    </style:style>
    <style:style style:name="P5" style:family="paragraph" style:parent-style-name="Standard">
      <style:paragraph-properties style:line-height-at-least="0.661cm" fo:text-align="start" style:justify-single-word="false" fo:orphans="2" fo:widows="2" fo:background-color="#ffffff">
        <style:background-image/>
      </style:paragraph-properties>
      <style:text-properties officeooo:paragraph-rsid="000a8687"/>
    </style:style>
    <style:style style:name="P6" style:family="paragraph" style:parent-style-name="Standard">
      <style:paragraph-properties style:line-height-at-least="0.661cm" fo:text-align="start" style:justify-single-word="false" fo:orphans="2" fo:widows="2" fo:background-color="#ffffff">
        <style:background-image/>
      </style:paragraph-properties>
      <style:text-properties officeooo:paragraph-rsid="000a95bf"/>
    </style:style>
    <style:style style:name="P7" style:family="paragraph" style:parent-style-name="Standard">
      <style:paragraph-properties style:line-height-at-least="0.661cm" fo:text-align="start" style:justify-single-word="false" fo:orphans="2" fo:widows="2" fo:background-color="#ffffff">
        <style:background-image/>
      </style:paragraph-properties>
      <style:text-properties officeooo:paragraph-rsid="000c2a22"/>
    </style:style>
    <style:style style:name="P8" style:family="paragraph" style:parent-style-name="Standard">
      <style:paragraph-properties style:line-height-at-least="0.661cm" fo:text-align="start" style:justify-single-word="false" fo:orphans="2" fo:widows="2" fo:background-color="#ffffff">
        <style:background-image/>
      </style:paragraph-properties>
      <style:text-properties officeooo:paragraph-rsid="000f4746"/>
    </style:style>
    <style:style style:name="P9" style:family="paragraph" style:parent-style-name="Standard">
      <style:paragraph-properties style:line-height-at-least="0.661cm" fo:text-align="start" style:justify-single-word="false" fo:orphans="2" fo:widows="2" fo:background-color="#ffffff">
        <style:background-image/>
      </style:paragraph-properties>
      <style:text-properties officeooo:paragraph-rsid="001f70dc"/>
    </style:style>
    <style:style style:name="P10" style:family="paragraph" style:parent-style-name="Standard">
      <style:paragraph-properties style:line-height-at-least="0.661cm" fo:text-align="start" style:justify-single-word="false" fo:orphans="2" fo:widows="2" fo:background-color="#ffffff">
        <style:background-image/>
      </style:paragraph-properties>
      <style:text-properties officeooo:paragraph-rsid="0023eef3"/>
    </style:style>
    <style:style style:name="P11" style:family="paragraph" style:parent-style-name="Standard">
      <style:paragraph-properties style:line-height-at-least="0.661cm" fo:text-align="start" style:justify-single-word="false" fo:orphans="2" fo:widows="2" fo:background-color="#ffffff">
        <style:background-image/>
      </style:paragraph-properties>
      <style:text-properties officeooo:paragraph-rsid="0024cc02"/>
    </style:style>
    <style:style style:name="P12" style:family="paragraph" style:parent-style-name="Standard">
      <style:paragraph-properties style:line-height-at-least="0.661cm" fo:text-align="start" style:justify-single-word="false" fo:orphans="2" fo:widows="2" fo:background-color="#ffffff">
        <style:background-image/>
      </style:paragraph-properties>
      <style:text-properties officeooo:paragraph-rsid="001212dd"/>
    </style:style>
    <style:style style:name="P13" style:family="paragraph" style:parent-style-name="Standard">
      <style:paragraph-properties style:line-height-at-least="0.661cm" fo:text-align="start" style:justify-single-word="false" fo:orphans="2" fo:widows="2" fo:background-color="#ffffff">
        <style:background-image/>
      </style:paragraph-properties>
      <style:text-properties fo:font-variant="normal" fo:text-transform="none" fo:color="#000000" officeooo:paragraph-rsid="000a95bf" style:font-name-asian="微软雅黑" style:font-size-asian="10.5pt" style:font-style-asian="normal" style:font-weight-asian="normal"/>
    </style:style>
    <style:style style:name="P14" style:family="paragraph" style:parent-style-name="Standard">
      <style:paragraph-properties style:line-height-at-least="0.661cm" fo:text-align="start" style:justify-single-word="false" fo:orphans="2" fo:widows="2" fo:background-color="#ffffff">
        <style:background-image/>
      </style:paragraph-properties>
      <style:text-properties fo:color="#000000" style:font-name="Verdana" officeooo:paragraph-rsid="000c2a22" style:letter-kerning="true" style:font-name-asian="Verdana" style:font-name-complex="Verdana" style:font-size-complex="10.5pt"/>
    </style:style>
    <style:style style:name="P15" style:family="paragraph" style:parent-style-name="Standard">
      <style:paragraph-properties style:line-height-at-least="0.661cm" fo:text-align="start" style:justify-single-word="false" fo:orphans="2" fo:widows="2" fo:background-color="#ffffff">
        <style:background-image/>
      </style:paragraph-properties>
      <style:text-properties fo:color="#000000" style:font-name="Verdana" officeooo:rsid="00173ffc" officeooo:paragraph-rsid="001bce31" style:letter-kerning="true" style:font-name-asian="Verdana" style:font-name-complex="宋体" style:font-size-complex="10.5pt"/>
    </style:style>
    <style:style style:name="P16" style:family="paragraph" style:parent-style-name="Standard">
      <style:paragraph-properties style:line-height-at-least="0.661cm" fo:text-align="start" style:justify-single-word="false" fo:orphans="2" fo:widows="2" fo:background-color="#ffffff">
        <style:background-image/>
      </style:paragraph-properties>
      <style:text-properties fo:color="#000000" style:font-name="Verdana" officeooo:rsid="00173ffc" officeooo:paragraph-rsid="0024cc02" style:letter-kerning="true" style:font-name-asian="Verdana" style:font-name-complex="宋体" style:font-size-complex="10.5pt"/>
    </style:style>
    <style:style style:name="P17" style:family="paragraph" style:parent-style-name="Standard">
      <style:paragraph-properties style:line-height-at-least="0.661cm" fo:text-align="start" style:justify-single-word="false" fo:orphans="2" fo:widows="2" fo:background-color="#ffffff">
        <style:background-image/>
      </style:paragraph-properties>
      <style:text-properties fo:color="#000000" style:font-name="Verdana" officeooo:paragraph-rsid="000c2a22" style:letter-kerning="true" style:font-name-complex="宋体" style:font-size-complex="10.5pt"/>
    </style:style>
    <style:style style:name="P18" style:family="paragraph" style:parent-style-name="Standard">
      <style:paragraph-properties style:line-height-at-least="0.661cm" fo:text-align="start" style:justify-single-word="false" fo:orphans="2" fo:widows="2" fo:background-color="#ffffff">
        <style:background-image/>
      </style:paragraph-properties>
      <style:text-properties fo:color="#000000" style:font-name="Verdana" officeooo:rsid="0005c59c" officeooo:paragraph-rsid="00073640" style:letter-kerning="true" style:font-name-complex="宋体" style:font-size-complex="10.5pt"/>
    </style:style>
    <style:style style:name="P19" style:family="paragraph" style:parent-style-name="Standard">
      <style:paragraph-properties style:line-height-at-least="0.661cm" fo:text-align="start" style:justify-single-word="false" fo:orphans="2" fo:widows="2" fo:background-color="#ffffff">
        <style:background-image/>
      </style:paragraph-properties>
      <style:text-properties officeooo:rsid="001212dd" officeooo:paragraph-rsid="001212dd"/>
    </style:style>
    <style:style style:name="P20" style:family="paragraph" style:parent-style-name="Text_20_body">
      <style:paragraph-properties fo:text-align="center" style:justify-single-word="false"/>
    </style:style>
    <style:style style:name="P21" style:family="paragraph" style:parent-style-name="Text_20_body">
      <style:paragraph-properties fo:text-align="start" style:justify-single-word="false"/>
      <style:text-properties officeooo:paragraph-rsid="0003c8df"/>
    </style:style>
    <style:style style:name="P22" style:family="paragraph" style:parent-style-name="Text_20_body">
      <style:paragraph-properties fo:text-align="start" style:justify-single-word="false"/>
      <style:text-properties officeooo:paragraph-rsid="0005c59c"/>
    </style:style>
    <style:style style:name="P23" style:family="paragraph" style:parent-style-name="Text_20_body">
      <style:paragraph-properties fo:text-align="start" style:justify-single-word="false"/>
      <style:text-properties officeooo:paragraph-rsid="00091dcd"/>
    </style:style>
    <style:style style:name="P24" style:family="paragraph" style:parent-style-name="Text_20_body">
      <style:paragraph-properties fo:text-align="start" style:justify-single-word="false"/>
      <style:text-properties officeooo:rsid="00022e17" officeooo:paragraph-rsid="00022e17"/>
    </style:style>
    <style:style style:name="P25" style:family="paragraph" style:parent-style-name="Text_20_body">
      <style:paragraph-properties fo:text-align="start" style:justify-single-word="false"/>
      <style:text-properties officeooo:rsid="00022e17" officeooo:paragraph-rsid="0004f19e"/>
    </style:style>
    <style:style style:name="P26" style:family="paragraph" style:parent-style-name="Text_20_body">
      <style:paragraph-properties fo:text-align="start" style:justify-single-word="false"/>
      <style:text-properties officeooo:rsid="0005c59c" officeooo:paragraph-rsid="0005c59c"/>
    </style:style>
    <style:style style:name="P27" style:family="paragraph" style:parent-style-name="Text_20_body">
      <style:paragraph-properties fo:text-align="start" style:justify-single-word="false"/>
      <style:text-properties officeooo:rsid="0005c59c" officeooo:paragraph-rsid="000f4746"/>
    </style:style>
    <style:style style:name="P28" style:family="paragraph" style:parent-style-name="Text_20_body">
      <style:paragraph-properties fo:text-align="start" style:justify-single-word="false"/>
      <style:text-properties fo:color="#000000" style:font-name="Verdana" officeooo:rsid="0005c59c" officeooo:paragraph-rsid="0005c59c" style:letter-kerning="true" style:font-name-complex="宋体" style:font-size-complex="10.5pt"/>
    </style:style>
    <style:style style:name="P29" style:family="paragraph" style:parent-style-name="Text_20_body">
      <style:paragraph-properties fo:text-align="start" style:justify-single-word="false"/>
      <style:text-properties fo:color="#000000" style:font-name="Verdana" officeooo:rsid="0005c59c" officeooo:paragraph-rsid="000f4746" style:letter-kerning="true" style:font-name-complex="宋体" style:font-size-complex="10.5pt"/>
    </style:style>
    <style:style style:name="P30" style:family="paragraph" style:parent-style-name="Text_20_body">
      <style:paragraph-properties fo:text-align="start" style:justify-single-word="false"/>
      <style:text-properties fo:color="#000000" style:font-name="Verdana" officeooo:paragraph-rsid="0005c59c" style:letter-kerning="true" style:font-name-complex="宋体" style:font-size-complex="10.5pt"/>
    </style:style>
    <style:style style:name="P31" style:family="paragraph" style:parent-style-name="Text_20_body">
      <style:paragraph-properties fo:text-align="start" style:justify-single-word="false"/>
      <style:text-properties fo:color="#000000" style:font-name="Verdana" officeooo:paragraph-rsid="0004f19e" style:letter-kerning="true" style:font-name-complex="宋体" style:font-size-complex="10.5pt"/>
    </style:style>
    <style:style style:name="P32" style:family="paragraph" style:parent-style-name="Standard">
      <style:paragraph-properties style:line-height-at-least="0.661cm" fo:text-align="start" style:justify-single-word="false" fo:orphans="2" fo:widows="2" fo:background-color="#ffffff">
        <style:background-image/>
      </style:paragraph-properties>
      <style:text-properties fo:color="#000000" style:font-name="Verdana" officeooo:rsid="0021910b" officeooo:paragraph-rsid="0032d4da" style:letter-kerning="true" style:font-name-asian="Verdana" style:font-name-complex="宋体" style:font-size-complex="10.5pt"/>
    </style:style>
    <style:style style:name="P33" style:family="paragraph" style:parent-style-name="Standard">
      <style:paragraph-properties style:line-height-at-least="0.661cm" fo:text-align="start" style:justify-single-word="false" fo:orphans="2" fo:widows="2" fo:background-color="#ffffff">
        <style:background-image/>
      </style:paragraph-properties>
      <style:text-properties fo:color="#000000" style:font-name="Verdana" officeooo:rsid="00227a9a" officeooo:paragraph-rsid="0024cc02" style:letter-kerning="true" style:font-name-asian="Verdana" style:font-name-complex="宋体" style:font-size-complex="10.5pt"/>
    </style:style>
    <style:style style:name="P34" style:family="paragraph" style:parent-style-name="Standard">
      <style:paragraph-properties style:line-height-at-least="0.661cm" fo:text-align="start" style:justify-single-word="false" fo:orphans="2" fo:widows="2" fo:background-color="#ffffff">
        <style:background-image/>
      </style:paragraph-properties>
      <style:text-properties fo:color="#000000" style:font-name="Verdana" officeooo:rsid="00227a9a" officeooo:paragraph-rsid="002cfa5e" style:letter-kerning="true" style:font-name-asian="Verdana" style:font-name-complex="宋体" style:font-size-complex="10.5pt"/>
    </style:style>
    <style:style style:name="P35" style:family="paragraph" style:parent-style-name="Standard">
      <style:paragraph-properties style:line-height-at-least="0.661cm" fo:text-align="start" style:justify-single-word="false" fo:orphans="2" fo:widows="2" fo:background-color="#ffffff">
        <style:background-image/>
      </style:paragraph-properties>
      <style:text-properties officeooo:paragraph-rsid="0027b684"/>
    </style:style>
    <style:style style:name="P36" style:family="paragraph" style:parent-style-name="Standard">
      <style:paragraph-properties style:line-height-at-least="0.661cm" fo:text-align="start" style:justify-single-word="false" fo:orphans="2" fo:widows="2" fo:background-color="#ffffff">
        <style:background-image/>
      </style:paragraph-properties>
      <style:text-properties officeooo:paragraph-rsid="002c42ac"/>
    </style:style>
    <style:style style:name="P37" style:family="paragraph" style:parent-style-name="Standard">
      <style:paragraph-properties style:line-height-at-least="0.661cm" fo:text-align="start" style:justify-single-word="false" fo:orphans="2" fo:widows="2" fo:background-color="#ffffff">
        <style:background-image/>
      </style:paragraph-properties>
      <style:text-properties officeooo:paragraph-rsid="002cdceb"/>
    </style:style>
    <style:style style:name="P38" style:family="paragraph" style:parent-style-name="Standard">
      <style:paragraph-properties style:line-height-at-least="0.661cm" fo:text-align="start" style:justify-single-word="false" fo:orphans="2" fo:widows="2" fo:background-color="#ffffff">
        <style:background-image/>
      </style:paragraph-properties>
      <style:text-properties officeooo:paragraph-rsid="002cfa5e"/>
    </style:style>
    <style:style style:name="P39" style:family="paragraph" style:parent-style-name="Standard">
      <style:paragraph-properties style:line-height-at-least="0.661cm" fo:text-align="start" style:justify-single-word="false" fo:orphans="2" fo:widows="2" fo:background-color="#ffffff">
        <style:background-image/>
      </style:paragraph-properties>
      <style:text-properties officeooo:paragraph-rsid="003120ef"/>
    </style:style>
    <style:style style:name="P40" style:family="paragraph" style:parent-style-name="Standard">
      <style:paragraph-properties style:line-height-at-least="0.661cm" fo:text-align="start" style:justify-single-word="false" fo:orphans="2" fo:widows="2" fo:background-color="#ffffff">
        <style:background-image/>
      </style:paragraph-properties>
      <style:text-properties officeooo:paragraph-rsid="0032d4da"/>
    </style:style>
    <style:style style:name="P41" style:family="paragraph" style:parent-style-name="Standard">
      <style:paragraph-properties style:line-height-at-least="0.661cm" fo:text-align="start" style:justify-single-word="false" fo:orphans="2" fo:widows="2" fo:background-color="#ffffff">
        <style:background-image/>
      </style:paragraph-properties>
      <style:text-properties fo:font-weight="bold" officeooo:paragraph-rsid="0027b684" style:font-weight-asian="bold" style:font-weight-complex="bold"/>
    </style:style>
    <style:style style:name="P42" style:family="paragraph" style:parent-style-name="Standard">
      <style:paragraph-properties style:line-height-at-least="0.661cm" fo:text-align="start" style:justify-single-word="false" fo:orphans="2" fo:widows="2" fo:background-color="#ffffff">
        <style:background-image/>
      </style:paragraph-properties>
      <style:text-properties fo:font-weight="bold" officeooo:paragraph-rsid="002c42ac" style:font-weight-asian="bold" style:font-weight-complex="bold"/>
    </style:style>
    <style:style style:name="P43" style:family="paragraph" style:parent-style-name="Standard">
      <style:paragraph-properties style:line-height-at-least="0.661cm" fo:text-align="start" style:justify-single-word="false" fo:orphans="2" fo:widows="2" fo:background-color="#ffffff">
        <style:background-image/>
      </style:paragraph-properties>
      <style:text-properties fo:font-weight="bold" officeooo:paragraph-rsid="002cdceb" style:font-weight-asian="bold" style:font-weight-complex="bold"/>
    </style:style>
    <style:style style:name="P44" style:family="paragraph" style:parent-style-name="Standard">
      <style:paragraph-properties style:line-height-at-least="0.661cm" fo:text-align="start" style:justify-single-word="false" fo:orphans="2" fo:widows="2" fo:background-color="#ffffff">
        <style:background-image/>
      </style:paragraph-properties>
      <style:text-properties fo:font-weight="bold" officeooo:paragraph-rsid="002cfa5e" style:font-weight-asian="bold" style:font-weight-complex="bold"/>
    </style:style>
    <style:style style:name="P45" style:family="paragraph" style:parent-style-name="Standard">
      <style:paragraph-properties style:line-height-at-least="0.661cm" fo:text-align="start" style:justify-single-word="false" fo:orphans="2" fo:widows="2" fo:background-color="#ffffff">
        <style:background-image/>
      </style:paragraph-properties>
      <style:text-properties officeooo:rsid="001212dd" officeooo:paragraph-rsid="001212dd"/>
    </style:style>
    <style:style style:name="P46" style:family="paragraph" style:parent-style-name="Standard">
      <style:paragraph-properties style:line-height-at-least="0.661cm" fo:text-align="start" style:justify-single-word="false" fo:orphans="2" fo:widows="2" fo:background-color="#ffffff">
        <style:background-image/>
      </style:paragraph-properties>
      <style:text-properties officeooo:rsid="003331b8" officeooo:paragraph-rsid="003331b8"/>
    </style:style>
    <style:style style:name="P47" style:family="paragraph" style:parent-style-name="Heading_20_1">
      <style:paragraph-properties fo:text-align="center" style:justify-single-word="false"/>
    </style:style>
    <style:style style:name="T1" style:family="text">
      <style:text-properties officeooo:rsid="00022e17"/>
    </style:style>
    <style:style style:name="T2" style:family="text">
      <style:text-properties fo:color="#000000" style:font-name="Verdana" style:letter-kerning="true" style:font-name-complex="宋体" style:font-size-complex="10.5pt"/>
    </style:style>
    <style:style style:name="T3" style:family="text">
      <style:text-properties fo:color="#000000" style:font-name="Verdana" officeooo:rsid="0005c59c" style:letter-kerning="true" style:font-name-complex="宋体" style:font-size-complex="10.5pt"/>
    </style:style>
    <style:style style:name="T4" style:family="text">
      <style:text-properties fo:color="#000000" style:font-name="Verdana" officeooo:rsid="0016561d" style:letter-kerning="true" style:font-name-complex="宋体" style:font-size-complex="10.5pt"/>
    </style:style>
    <style:style style:name="T5" style:family="text">
      <style:text-properties fo:color="#000000" style:font-name="Verdana" style:letter-kerning="true" style:font-name-asian="Verdana" style:font-name-complex="Verdana" style:font-size-complex="10.5pt"/>
    </style:style>
    <style:style style:name="T6" style:family="text">
      <style:text-properties fo:color="#000000" style:font-name="Verdana" officeooo:rsid="0016561d" style:letter-kerning="true" style:font-name-asian="Verdana" style:font-name-complex="Verdana" style:font-size-complex="10.5pt"/>
    </style:style>
    <style:style style:name="T7" style:family="text">
      <style:text-properties fo:color="#000000" style:font-name="Verdana" style:letter-kerning="true" style:font-name-asian="Verdana" style:font-name-complex="宋体" style:font-size-complex="10.5pt"/>
    </style:style>
    <style:style style:name="T8" style:family="text">
      <style:text-properties fo:color="#000000" style:font-name="Verdana" officeooo:rsid="00173ffc" style:letter-kerning="true" style:font-name-asian="Verdana" style:font-name-complex="宋体" style:font-size-complex="10.5pt"/>
    </style:style>
    <style:style style:name="T9" style:family="text">
      <style:text-properties fo:color="#000000" style:font-name="Verdana" officeooo:rsid="001e7254" style:letter-kerning="true" style:font-name-asian="Verdana" style:font-name-complex="宋体" style:font-size-complex="10.5pt"/>
    </style:style>
    <style:style style:name="T10" style:family="text">
      <style:text-properties fo:color="#000000" style:font-name="Verdana" officeooo:rsid="00204118" style:letter-kerning="true" style:font-name-asian="Verdana" style:font-name-complex="宋体" style:font-size-complex="10.5pt"/>
    </style:style>
    <style:style style:name="T11" style:family="text">
      <style:text-properties fo:color="#000000" style:font-name="Verdana" officeooo:rsid="0021910b" style:letter-kerning="true" style:font-name-asian="Verdana" style:font-name-complex="宋体" style:font-size-complex="10.5pt"/>
    </style:style>
    <style:style style:name="T12" style:family="text">
      <style:text-properties fo:color="#000000" style:font-name="Verdana" officeooo:rsid="00227a9a" style:letter-kerning="true" style:font-name-asian="Verdana" style:font-name-complex="宋体" style:font-size-complex="10.5pt"/>
    </style:style>
    <style:style style:name="T13" style:family="text">
      <style:text-properties fo:color="#000000" style:font-name="Verdana" officeooo:rsid="0022c6ba" style:letter-kerning="true" style:font-name-asian="Verdana" style:font-name-complex="宋体" style:font-size-complex="10.5pt"/>
    </style:style>
    <style:style style:name="T14" style:family="text">
      <style:text-properties fo:color="#000000" style:font-name="Verdana" officeooo:rsid="0023eef3" style:letter-kerning="true" style:font-name-asian="Verdana" style:font-name-complex="宋体" style:font-size-complex="10.5pt"/>
    </style:style>
    <style:style style:name="T15" style:family="text">
      <style:text-properties fo:color="#000000" style:font-name="Verdana" officeooo:rsid="002598d8" style:letter-kerning="true" style:font-name-asian="Verdana" style:font-name-complex="宋体" style:font-size-complex="10.5pt"/>
    </style:style>
    <style:style style:name="T16" style:family="text">
      <style:text-properties fo:color="#000000" style:font-name="Verdana" officeooo:rsid="002c42ac" style:letter-kerning="true" style:font-name-asian="Verdana" style:font-name-complex="宋体" style:font-size-complex="10.5pt"/>
    </style:style>
    <style:style style:name="T17" style:family="text">
      <style:text-properties fo:color="#000000" style:font-name="Verdana" officeooo:rsid="0024cc02" style:letter-kerning="true" style:font-name-asian="Verdana" style:font-name-complex="宋体" style:font-size-complex="10.5pt"/>
    </style:style>
    <style:style style:name="T18" style:family="text">
      <style:text-properties fo:color="#000000" style:font-name="Verdana" officeooo:rsid="0032d4da" style:letter-kerning="true" style:font-name-asian="Verdana" style:font-name-complex="宋体" style:font-size-complex="10.5pt"/>
    </style:style>
    <style:style style:name="T19" style:family="text">
      <style:text-properties fo:color="#000000" style:font-name="Verdana" officeooo:rsid="00334ca5" style:letter-kerning="true" style:font-name-asian="Verdana" style:font-name-complex="宋体" style:font-size-complex="10.5pt"/>
    </style:style>
    <style:style style:name="T20" style:family="text">
      <style:text-properties fo:color="#000000" style:font-name="Verdana" fo:font-weight="bold" style:letter-kerning="true" style:font-weight-asian="bold" style:font-name-complex="宋体" style:font-size-complex="10.5pt" style:font-weight-complex="bold"/>
    </style:style>
    <style:style style:name="T21" style:family="text">
      <style:text-properties fo:color="#000000" style:font-name="Verdana" fo:font-weight="bold" officeooo:rsid="00091dcd" style:letter-kerning="true" style:font-weight-asian="bold" style:font-name-complex="宋体" style:font-size-complex="10.5pt" style:font-weight-complex="bold"/>
    </style:style>
    <style:style style:name="T22" style:family="text">
      <style:text-properties fo:color="#000000" style:font-name="Verdana" fo:font-weight="bold" officeooo:rsid="00173ffc" style:letter-kerning="true" style:font-name-asian="Verdana" style:font-weight-asian="bold" style:font-name-complex="宋体" style:font-size-complex="10.5pt" style:font-weight-complex="bold"/>
    </style:style>
    <style:style style:name="T23" style:family="text">
      <style:text-properties fo:color="#000000" style:font-name="Verdana" fo:font-weight="bold" officeooo:rsid="0024cc02" style:letter-kerning="true" style:font-name-asian="Verdana" style:font-weight-asian="bold" style:font-name-complex="宋体" style:font-size-complex="10.5pt" style:font-weight-complex="bold"/>
    </style:style>
    <style:style style:name="T24" style:family="text">
      <style:text-properties fo:color="#000000" style:font-name="Verdana" fo:font-weight="bold" officeooo:rsid="001e7254" style:letter-kerning="true" style:font-name-asian="Verdana" style:font-weight-asian="bold" style:font-name-complex="宋体" style:font-size-complex="10.5pt" style:font-weight-complex="bold"/>
    </style:style>
    <style:style style:name="T25" style:family="text">
      <style:text-properties fo:color="#000000" style:font-name="Verdana" fo:font-weight="bold" officeooo:rsid="00227a9a" style:letter-kerning="true" style:font-name-asian="Verdana" style:font-weight-asian="bold" style:font-name-complex="宋体" style:font-size-complex="10.5pt" style:font-weight-complex="bold"/>
    </style:style>
    <style:style style:name="T26" style:family="text">
      <style:text-properties fo:color="#000000" style:font-name="Verdana" fo:font-weight="bold" officeooo:rsid="0022c6ba" style:letter-kerning="true" style:font-name-asian="Verdana" style:font-weight-asian="bold" style:font-name-complex="宋体" style:font-size-complex="10.5pt" style:font-weight-complex="bold"/>
    </style:style>
    <style:style style:name="T27" style:family="text">
      <style:text-properties fo:color="#000000" style:font-name="Verdana" fo:font-weight="bold" officeooo:rsid="002c42ac" style:letter-kerning="true" style:font-name-asian="Verdana" style:font-weight-asian="bold" style:font-name-complex="宋体" style:font-size-complex="10.5pt" style:font-weight-complex="bold"/>
    </style:style>
    <style:style style:name="T28" style:family="text">
      <style:text-properties fo:font-size="10.5pt" officeooo:rsid="0004f19e" style:font-size-asian="10.5pt" style:font-size-complex="10.5pt"/>
    </style:style>
    <style:style style:name="T29" style:family="text">
      <style:text-properties fo:font-size="10.5pt" fo:font-weight="normal" officeooo:rsid="00143f51" style:font-size-asian="10.5pt" style:font-weight-asian="normal" style:font-size-complex="10.5pt" style:font-weight-complex="normal"/>
    </style:style>
    <style:style style:name="T30" style:family="text">
      <style:text-properties officeooo:rsid="00091dcd"/>
    </style:style>
    <style:style style:name="T31" style:family="text">
      <style:text-properties officeooo:rsid="000a5f91"/>
    </style:style>
    <style:style style:name="T32" style:family="text">
      <style:text-properties officeooo:rsid="000a95bf"/>
    </style:style>
    <style:style style:name="T33" style:family="text">
      <style:text-properties fo:font-variant="normal" fo:text-transform="none" fo:color="#000000" style:font-name-asian="微软雅黑" style:font-size-asian="10.5pt" style:font-style-asian="normal" style:font-weight-asian="normal"/>
    </style:style>
    <style:style style:name="T34" style:family="text">
      <style:text-properties fo:font-variant="normal" fo:text-transform="none" fo:color="#000000" style:font-name="微软雅黑" fo:font-size="10.5pt" fo:font-style="normal" fo:font-weight="normal"/>
    </style:style>
    <style:style style:name="T35" style:family="text">
      <style:text-properties fo:font-variant="normal" fo:text-transform="none" fo:color="#000000" style:font-name="Verdana" style:letter-kerning="true" style:font-name-asian="微软雅黑" style:font-size-asian="10.5pt" style:font-style-asian="normal" style:font-weight-asian="normal" style:font-name-complex="宋体" style:font-size-complex="10.5pt"/>
    </style:style>
    <style:style style:name="T36" style:family="text">
      <style:text-properties fo:font-variant="normal" fo:text-transform="none" fo:color="#000000" style:font-name="Verdana" style:letter-kerning="true" style:font-name-asian="Verdana" style:font-size-asian="10.5pt" style:font-style-asian="normal" style:font-weight-asian="normal" style:font-name-complex="Verdana" style:font-size-complex="10.5pt"/>
    </style:style>
    <style:style style:name="T37" style:family="text">
      <style:text-properties fo:font-variant="normal" fo:text-transform="none" fo:color="#000000" style:font-name="Verdana" fo:font-weight="bold" style:letter-kerning="true" style:font-name-asian="微软雅黑" style:font-size-asian="10.5pt" style:font-style-asian="normal" style:font-weight-asian="bold" style:font-name-complex="宋体" style:font-size-complex="10.5pt" style:font-weight-complex="bold"/>
    </style:style>
    <style:style style:name="T38" style:family="text">
      <style:text-properties officeooo:rsid="000e02f6"/>
    </style:style>
    <style:style style:name="T39" style:family="text">
      <style:text-properties officeooo:rsid="0011465f"/>
    </style:style>
    <style:style style:name="T40" style:family="text">
      <style:text-properties officeooo:rsid="001212dd"/>
    </style:style>
    <style:style style:name="T41" style:family="text">
      <style:text-properties officeooo:rsid="001241ab"/>
    </style:style>
    <style:style style:name="T42" style:family="text">
      <style:text-properties officeooo:rsid="001e7254"/>
    </style:style>
    <style:style style:name="T43" style:family="text">
      <style:text-properties officeooo:rsid="001fbced"/>
    </style:style>
    <style:style style:name="T44" style:family="text">
      <style:text-properties officeooo:rsid="0022c6ba"/>
    </style:style>
    <style:style style:name="T45" style:family="text">
      <style:text-properties officeooo:rsid="0024cc02"/>
    </style:style>
    <style:style style:name="T46" style:family="text">
      <style:text-properties fo:font-weight="bold" style:font-weight-asian="bold" style:font-weight-complex="bold"/>
    </style:style>
    <style:style style:name="T47" style:family="text">
      <style:text-properties fo:font-weight="bold" officeooo:rsid="001241ab" style:font-weight-asian="bold" style:font-weight-complex="bold"/>
    </style:style>
    <style:style style:name="T48" style:family="text">
      <style:text-properties fo:font-weight="bold" officeooo:rsid="001212dd" style:font-weight-asian="bold" style:font-weight-complex="bold"/>
    </style:style>
    <style:style style:name="T49" style:family="text">
      <style:text-properties fo:font-weight="bold" officeooo:rsid="0024cc02" style:font-weight-asian="bold" style:font-weight-complex="bold"/>
    </style:style>
    <style:style style:name="T50" style:family="text">
      <style:text-properties fo:font-weight="bold" officeooo:rsid="002db2e8" style:font-weight-asian="bold" style:font-weight-complex="bold"/>
    </style:style>
    <style:style style:name="T51" style:family="text">
      <style:text-properties style:font-name-asian="Microsoft YaHei"/>
    </style:style>
    <style:style style:name="T52" style:family="text">
      <style:text-properties officeooo:rsid="002c42ac"/>
    </style:style>
    <style:style style:name="T53" style:family="text">
      <style:text-properties officeooo:rsid="00143f51"/>
    </style:style>
    <style:style style:name="T54" style:family="text">
      <style:text-properties officeooo:rsid="0015ba14"/>
    </style:style>
    <style:style style:name="T55" style:family="text">
      <style:text-properties officeooo:rsid="002cfa5e"/>
    </style:style>
    <style:style style:name="T56" style:family="text">
      <style:text-properties officeooo:rsid="002f3922"/>
    </style:style>
    <style:style style:name="T57" style:family="text">
      <style:text-properties officeooo:rsid="003120e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7" text:outline-level="1">AR增强现实调研报告</text:h>
      <text:p text:style-name="P20"/>
      <text:p text:style-name="P24">1.定义</text:p>
      <text:p text:style-name="P25"><text:tab/>VR：<text:span text:style-name="T28">虚拟现实(Virtual Reality,简称VR)是让计算机完全虚拟现实环境,使用户的视觉、听觉和触觉等感官 完全沉浸在虚拟环境中,实现用户与虚拟之间的交互,用户的视觉对象是完全虚拟的。</text:span></text:p>
      <text:p text:style-name="P21"><text:span text:style-name="T1"><text:tab/>AR：增强现实(augmented reality，AR)技术是一种真实世界信息和虚拟世界信息“无缝”集成的新技术，是把原本在现实世界的一定时间空间范围内很难体验到的实体信息(视觉信息,声音,味道,触觉 ，GPS数据等),通过将计算机产生的图形、文字、注释等虚拟三维信息无缝自然地叠加融合到用户所看到的真实世界场景中，为使用者提供一种全新的感官复合的视觉效果，从而扩展人类认知、感知世界的能力，它是多媒体技术在三维领域一个新的研究方向和重要的实现手段，</text:span>不仅展现了真实世界的信息,而且将虚拟的信息同时显示出来，两种信息相互补充、叠加。</text:p>
      <text:p text:style-name="P22"><text:tab/> <text:span text:style-name="T2">HRL实验室的Ronald Azuma这样定义增强现实：虚实结合（</text:span>真实世界和虚拟世界的信息集成）<text:span text:style-name="T2">，</text:span><text:span text:style-name="T20">实时</text:span><text:span text:style-name="T2">交互，三维注册（</text:span>是在三维尺度空间中增添定位虚拟物体<text:span text:style-name="T2">）。 </text:span></text:p>
      <text:p text:style-name="P23"><text:tab/>增<text:span text:style-name="T30">强现实和虚拟现实最显著的区别就是用户的浸入程度,前者偏重真实世 界,而后者偏重虚拟景象。</text:span></text:p>
      <text:p text:style-name="P23"><text:tab/><text:span text:style-name="T30">在AR系统中,注册主要是指将计算 机产生的虚拟物体与用户周围的真实环境全方位对准。在VR系统中,注册是指呈现给用户的虚拟环境与用户的各种感官匹配。</text:span></text:p>
      <text:p text:style-name="P28">2.技术原理</text:p>
      <text:p text:style-name="P28"><text:tab/>AR技术涉及到计算机科学的多个领域，其中包括图像处理、三维建模、实时视频的获取及处理、实时跟踪与三维注册、场景融合、显示技术等多项新技术。</text:p>
      <text:p text:style-name="P26"><text:span text:style-name="T2"><text:tab/></text:span><text:span text:style-name="T20">硬件需求</text:span><text:span text:style-name="T2">：处理器，显示器，传感器，输入设备（摄像头）。一般的智能手机或平板都符合要求。</text:span></text:p>
      <text:p text:style-name="P27"><text:span text:style-name="T2"><text:tab/></text:span><text:span text:style-name="T20">软件和算法</text:span><text:span text:style-name="T2">：AR系统的关键问题是如何逼真的增强现实。软件必须依靠摄像机拍摄真实世界的图像。图像注册是使用计算机视觉不同的原理，大部分是视频跟踪。许多增强现实的计算机视觉理论源自视觉里程计。这些理论主要有两个方面：</text:span></text:p>
      <text:p text:style-name="P8"><text:tab/>首先检测摄像机图像中的兴趣点或者基准标记或者光流。第一级是特征检测，像角点检测，斑点检测，边缘检测或者阈值。第二级是存储从第一级获得的真实世界的坐标系。一些方法是假设场景中目标的形状已知或者是一些基准标记。有些时候场景的<text:span text:style-name="T38">3D结构是应该被提前计算的。如果部分场景是未知的，即时定位和地图构建将映射相对位置。如果没有关于场景几何形状的信息是有效的，可以使用从运动信息中恢复三维场景结构的方法如</text:span><text:a xlink:type="simple" xlink:href="https://en.wikipedia.org/wiki/Bundle_adjustment">bundle adjustment</text:a>（光束平差法）。在第二级中运用很多数学算法，如几何形状仿射，旋转表示，指数映射，卡尔曼和粒子滤波器，非线性优化，稳健统计等。</text:p>
      <text:p text:style-name="P8"><text:tab/>AR标记语言是由OGC（开放地理空间信息联盟标准）制定的标准数据，包括一种XML语法，描述场景中虚拟目标的位置和形状。</text:p>
      <text:p text:style-name="P29"><text:tab/>为了加快AR的发展，一些SDK出现了，CloudRidAR使用云计算提高性能。Metaio,uforia, Mobinett AR, Wikitude, Blippar and Layar都有SDK提供。</text:p>
      <text:p text:style-name="P1"><text:span text:style-name="T21">(1)</text:span><text:span text:style-name="T20">显示技术：</text:span><text:span text:style-name="T2">AR的显示设备主要用于显示虚拟图像与真实环境相叠加所产生的影像。人类从外界所获得的信息有近80%是通过眼睛得到的，因此AR系统中的显示技术成为整个系统的关键问题之一。</text:span></text:p>
      <text:p text:style-name="P2"><text:soft-page-break/><text:span text:style-name="T3"><text:tab/>HMD（head mounted display）是一种头盔式显示设备，它可以将虚拟目标和真实世界显示在用户的视野中，一般有六个自由度显示设备，可以根据用户的头部移动来三维注册和图像调整。</text:span>HMD分两种，光学式（Optical see-through HMD）和影像式（Video see-through HMD）。VR用户佩戴后者，AR用户两种都可以（影像式的原理是实时拍摄真实场景用Video形式呈现，而光学式是直接透过镜片看到场景）<text:span text:style-name="T3">。</text:span>Oculus Rift、Project Morpheus和ANTVR KIT就是头戴式显示器<text:span text:style-name="T3">。</text:span></text:p>
      <text:p text:style-name="P3"><text:span text:style-name="T3"><text:tab/></text:span>HUD（Head Up Display）是一种透明玻璃显示器，利用光学反射的原理，将重要的相关信息投射在一片玻璃上面。这片玻璃位于前端，高度大致与眼睛成水平，投射的文字和影像调整在焦距无限远的距离上面，透过HUD往前方看的时候，能够轻易的将外界的景象与HUD显示的资料融合在一起。</text:p>
      <text:p text:style-name="P3"><text:tab/>下面主要介绍几种眼镜：</text:p>
      <text:p text:style-name="P3"><text:tab/>1、单目眼镜：Google Glass，单眼呈现信息，导航、短信、电话、录像照相等功能，由于是单眼，无法呈现3D效果，且由于外观原因应用场景有限。Google眼镜最大的问题是人眼看微型屏幕与真实世界是分离的，只是挂在脸上的手机而已，不仅屏幕小清晰度差，还得挑起眉毛来斜眼看，多看几眼就会感觉疲惫。<text:line-break/><text:tab/>2、双目眼镜：Meta Glass， 双眼呈现影像时，利用双目视差可以产生开发者想要的3D效果。通过对现实场景的探测并补充信息，佩戴者会得到现实世界无法快速得到的信息；而且由于交互方式更加自然，这些虚拟物品也更加真实。</text:p>
      <text:p text:style-name="P5"><text:tab/><text:span text:style-name="T31">3</text:span>、全息眼镜：微软Hololens，HoloLens是一个Oculus＋Kinect＋Jetson TK1所集成起来的夹在鼻梁上的嵌入式怪物。据说特别值得花钱买。手机的下一代产品。Jetson TK1是英伟达专为计算机视觉做的嵌入式超级计算机。Oculus是头戴式<text:span text:style-name="T39">V</text:span>R显示设备， Kinect是深度传感器。远超谷歌眼镜几个次元，是智能眼镜的典范。</text:p>
      <text:p text:style-name="P6"><text:tab/><text:span text:style-name="T32">4</text:span>、隐形眼镜：还在发展中，仿生学的隐形应该有与外界联系的wifi天线，使用线下的处理器进行操作。美国军方正研制一种让士兵可以同时看到在隐形眼镜上的AR图像和远方的真实目标的隐形眼镜。</text:p>
      <text:p text:style-name="P6"><text:tab/><text:bookmark text:name="mynetAspectPanel"/><text:span text:style-name="T33">虚拟视网膜显示</text:span><text:bookmark text:name="mynetAspectPanel1"/><text:span text:style-name="T33">（</text:span><text:span text:style-name="T34">VRD</text:span><text:span text:style-name="T33">）：</text:span><text:bookmark text:name="mynetAspectPanel2"/><text:span text:style-name="T34">VRD</text:span><text:span text:style-name="T33">设备可以通过人的瞳孔把编码的光来传送到视网膜，从而使招收者看到的是高质量的图象，它不需要任何显示屏，让眼睛来完成平板矩阵阵列执行的功能。直接在视网膜上扫描</text:span><text:span text:style-name="T34">,</text:span><text:span text:style-name="T33">刺激视网膜中的柱状细胞与锥状细胞</text:span><text:span text:style-name="T34">,</text:span><text:span text:style-name="T33">使人感觉到一幅外部的图像。</text:span><text:bookmark text:name="mynetAspectPanel3"/><text:span text:style-name="T34">3D</text:span><text:span text:style-name="T33">头戴式显示器</text:span><text:span text:style-name="T34">Glyph</text:span><text:span text:style-name="T33">是虚拟视网膜技术应用的一个先例。</text:span></text:p>
      <text:p text:style-name="P13"><text:tab/>手持式显示：手机，平板等都可以是这种设备。</text:p>
      <text:p text:style-name="P6"><text:span text:style-name="T33"><text:tab/>空间增强现实</text:span>(SAR)<text:span text:style-name="T33">：不需要特殊的显示设备，使用数字投影器把图像信息投影在真实目标上。和系统的使用者是分开的。可以显示在室内的任何平面上。SAR支持图像可视化和被动的触觉。</text:span></text:p>
      <text:p text:style-name="P6"/>
      <text:p text:style-name="P7"><text:span text:style-name="T37">（2）跟踪和定位技术：</text:span><text:span text:style-name="T35">为了交互，AR需要进行定位，准确跟踪用户的位置和视域方向，以确定用户的观察点和计算机生成的虚拟物体在三维场景中的准确位置。</text:span><text:span text:style-name="T36"> 主要使用数字摄像头和一些传感器进行跟踪定位。包括光学传感器，GPS，陀螺仪，加速计，电子罗盘，射频何无线传感器。</text:span>跟踪定位最重要的是跟踪用户头部的位置和方向。<text:span text:style-name="T35">目前在准备好的室内环境中能够实现较好的定位效果，对于室外的、移动的AR应用，跟踪计算对象的实时位置还比较困难。</text:span></text:p>
      <text:p text:style-name="P5"/>
      <text:p text:style-name="P7"><text:soft-page-break/><text:span text:style-name="T20">3）界面和可视化技术：</text:span><text:span text:style-name="T2">在感观到的真实环境中与虚拟信息进行实时交互是比较困难的，用户如何与AR交互以及如何有效地在AR显示器上表现信息是增强现实的另一个关键点。AR系统的定位错误是很难避免的，如何解决并实现有效的可视化目前正在研究当中。</text:span><text:span text:style-name="T5"> </text:span></text:p>
      <text:p text:style-name="P14"/>
      <text:p text:style-name="P7"><text:span text:style-name="T20">(4) 标定技术：</text:span><text:span text:style-name="T2">为生成准确的定位，AR系统需要进行大量的标定。目前AR标定使用摄像机标定的原理，以及许多手动标定技术。研究人员正在对如何避免或减少使用标定的方法进行探索。</text:span></text:p>
      <text:p text:style-name="P7">其中后三个可以作为研究的方向，目前比较多的是室外的跟踪定位和与AR交互，系统标定。</text:p>
      <text:p text:style-name="P7"/>
      <text:p text:style-name="P19">3.应用</text:p>
      <text:p text:style-name="P19"><text:tab/>AR有许多应用，首先应用在军事，工业和医疗，也应用在商业和娱乐行业。</text:p>
      <text:p text:style-name="P19"><text:span text:style-name="T46">（</text:span><text:span text:style-name="T47">1）考古学：</text:span><text:span text:style-name="T41">AR可以被应用于辅助考古研究，通过在现在的地形上增强考古特征，使考古学家可以对位置和构造进行构想规划;另外在这个领域也可以虚拟重建废墟，建筑，地形，甚至是曾经存在的古生物。</text:span></text:p>
      <text:p text:style-name="P34">还有在博物馆中也经常使用这个技术。当参观博物馆时，会在展品上显示该展品的文化和历史，可以视频显示，比如AR恐龙时，可以显示该恐龙的名字，特性等信息，并且可以做一段视频，显示该恐龙在侏罗纪时代的生活环境和日常行为。</text:p>
      <text:p text:style-name="P10"><text:span text:style-name="T48">（2）建筑学：</text:span><text:span text:style-name="T40">AR可以应用在虚拟建筑项目。计算机生成的结构图像能在建造之前往具体位置添加。AR可以应用在建筑师的工作区，在他们绘制的2D图像上3D虚拟显示。AR的应用可以可以提高建筑学视角，从建筑的外部可以虚拟的看到它的内部物体和布局。随着GPS精度提高，可以使用增强现实可以定位一些目标比如建筑位置，地下室构造，线或者管子。采用增强现实技术将规划效果叠加真实场景中以直接获得规划的效果。</text:span></text:p>
      <text:p text:style-name="P12"><text:span text:style-name="T46">（</text:span><text:span text:style-name="T49">3）商业：</text:span><text:span text:style-name="T45">AR可以允许消费者不用打开一个产品就可以看到内部结构。打印的材料可以被设置为触发图像，AR设备扫描识别图像后，可以激活一段预先准备好的视频。</text:span></text:p>
      <text:p text:style-name="P11"><text:tab/><text:span text:style-name="T12">AR运用在实时视频会议。AR作业可以是头脑风暴和讨论会议，提供可交互的数组白板，可分享的设计区，分布式的控制室。</text:span></text:p>
      <text:p text:style-name="P38"><text:span text:style-name="T12"><text:tab/>近几年一些大公司都做一些增强现实的广告APP，</text:span><text:span text:style-name="T17">哈根达斯，麦当劳都有这样的APP，淘宝之前也有过一个，就是扫描界面上的图像就可以看到一段3D视频 。</text:span><text:span text:style-name="T12">肯德基为了在印度打开市场，扫描钞票就可以显示这个钞票可以买什么食物，奥迪针对汽车功能做了一款APP帮助用户了解</text:span><text:span text:style-name="T15">奥迪车功能，宜家做了一款家具指南，</text:span>可把宜家的家具“摆放”在家中，大大改善了用户购物前的体验。<text:a xlink:type="simple" xlink:href="http://iwebad.com/tag/disney">Disney </text:a>Infinity是一款迪斯尼即将推出的针对儿童的游戏。</text:p>
      <text:p text:style-name="P10"><text:span text:style-name="T46">（</text:span><text:span text:style-name="T49">4）教育：</text:span><text:span text:style-name="T4">AR不久就会在教育领域大显身手。通过AR技术使读者在看书的同时通过头盔显示器看到听到相关知识的动态画面及声音。</text:span><text:span text:style-name="T14">翻译一些外文文字和语音并显示。</text:span><text:span text:style-name="T6"> </text:span></text:p>
      <text:p text:style-name="P16"><text:span text:style-name="T46">（</text:span><text:span text:style-name="T49">5</text:span><text:span text:style-name="T46">）工业设计：</text:span>工业设计者可以在设计前了解一个产品的设计和工作状态。大众汽车使用AR比较计算出的和实际的撞车测试图像。AR可以虚拟化和修改车体构造和引擎布局，比较数字化的模型何和物理模型的差异。<text:span text:style-name="T44">装配线也受益。波音，宝马和大众公司结合这个技术提高零件制造和装配进程。大机械因为多层结构很难保持准确，AR技术允许使用X光找到问题并简单解决。</text:span></text:p>
      <text:p text:style-name="P15"><text:span text:style-name="T46">（</text:span><text:span text:style-name="T49">6）医疗：</text:span><text:span text:style-name="T45">AR可以帮助健康组织更精确有效的实现他们的进程，帮助外科医生进行外科手术，提高手机合理性，教育学生进行复杂的课题进行医学训练。2005年的时候有一个设备叫静脉观察器，可以通过处理皮下静脉的图片来定位静脉的位置。AR可以提供给外科医生心跳频率，血压，病人器官状态等，结</text:span><text:soft-page-break/><text:span text:style-name="T45">合X光图像看到病人身体内部。一个基于先验X光的可视化图像或者来自超声波和显微镜的实时图像，在内窥镜或者X光图像设备视频中可视化肿瘤位置。AR也可使母亲子宫里的胎儿更容易看到。AR也可用于暴露疗法。比如虚拟一大堆蟑螂在真实的视野中治疗蟑螂恐惧症，或者恐高症等一些心里恐惧症。带着谷歌眼镜的病人可以被提醒用药。</text:span></text:p>
      <text:p text:style-name="P9"><text:span text:style-name="T22">（</text:span><text:span text:style-name="T23">7</text:span><text:span text:style-name="T24">）军事：</text:span><text:span text:style-name="T9">一个</text:span><text:a xlink:type="simple" xlink:href="http://www.tanagrampartners.com/" office:target-frame-name="_blank" xlink:show="new">Tanagram Partners</text:a>的公司研制了一个AR军事系统。在士兵佩戴的头盔上安置一些轻量级传感器和现实设备包括处理器，<text:span text:style-name="T43">360度全景相机，紫外和红外传感器，立体相机和OLED半透明护目镜</text:span>，可以搜集和现实区域数据。<text:span text:style-name="T9">在战斗中，AR通过使用网络交流系统在士兵的护目镜上实时投射有用的战场数据。根据士兵的视野，人或者不同的物体都被标记成特殊的目标警示潜在的危险，还可以记录危险区域，以便下次使用。虚拟地图和360度全景相机可以提高士兵导航和战场洞察力，也可传递给远方命令中心的军事指挥者。</text:span></text:p>
      <text:p text:style-name="P9"><text:span text:style-name="T9"><text:tab/>有一个比较有趣的AR应用是洛克维尔公司研制的，在</text:span>Air Force Maui Optical System<text:span text:style-name="T9">系统中把卫星和轨道碎片重叠在空间望远镜上观察视频上。望远镜可以识别卫星，也可以标记潜在的轨道碎片。</text:span></text:p>
      <text:p text:style-name="P9"><text:span text:style-name="T9"><text:tab/>在</text:span><text:span text:style-name="T10">2003年美军研制了智能3D相机增强现实系统装置在无人机上使用望远镜定位人和兴趣点。这个系统结合固定的地图信息包括街道名，兴趣点，机场和铁路。这个系统提供图中图模式，允许系统展示相机视野的合成场景，帮助传感器操作员保持一个更宽的态势感知，可以放大显示兴趣点区域，解决了一个视野窄的问题。可以实时显示友好/敌对/中立的标记位置，提供给操作者更好的态势感知。使导弹有效打击目标，这个系统运用在美军RQ-</text:span><text:span text:style-name="T11">7影子无人机和MQ-1C灰鹰无人机上。</text:span></text:p>
      <text:p text:style-name="P32"><text:tab/>AR应用在军事训练上。</text:p>
      <text:p text:style-name="P9"><text:span text:style-name="T51"><text:tab/></text:span><text:span text:style-name="T10">未来的增强现实下的阅兵：观众将能够实时的使用自己的增强现实眼镜，或者在屏幕上看到威武雄壮的部队，伴随对其武器装备的介绍，细节放大，甚至拆解……我们看阅兵也将不限于现场或者电视机前这仅有的两种姿势，而也可能能够使用虚拟现实的方式身临其境。</text:span></text:p>
      <text:p text:style-name="P11"><text:span text:style-name="T25">（</text:span><text:span text:style-name="T23">8</text:span><text:span text:style-name="T25">）体育娱乐：</text:span><text:span text:style-name="T12">AR在体育转播中已经很普遍了。通过跟踪相机轨迹提供透明重叠的现实，以提供给观众更好的视觉体验，也经常显示商业广告重叠在运动场内。游泳比赛在结束时通常会在赛道上标记一些位置和比赛进程以可以让观众比较当下的比赛和最好的成绩。游戏行业也在这个技术上受益。一大批AR游戏出现。</text:span><text:span text:style-name="T8">AR技术可以使一些游戏在真实的环境中运行，微软的XBOX，任天堂的WII，索尼的pS3等都有此类游戏，现在许多智能手机也有游戏APP可以玩，不过都不怎么先进，谷歌的ingress据说很好玩，不过得翻墙，还没玩过。</text:span></text:p>
      <text:p text:style-name="P16"><text:span text:style-name="T12"><text:tab/></text:span><text:span text:style-name="T42">AR技术利用头戴式设备可以让用户沉浸在计算机生成的模型中，在虚拟的模型中，用户可以交互实现不同的行为。这种能力为project anywhere，可以被叫做体外体验“out of body experience”。</text:span></text:p>
      <text:p text:style-name="P11"><text:span text:style-name="T26">（</text:span><text:span text:style-name="T23">9</text:span><text:span text:style-name="T26">）旅游和导航：</text:span><text:span text:style-name="T13">当在旅游的时候可以给驴友提供实时信息显示，提醒景点位置和景物特征，可以仿真一些古迹在原来的位置，语音提示这个古迹的历史，并且可视化。应用在旅游指南上。</text:span><text:span text:style-name="T8">当搜索飞行器寻找登山走失的人时，使用AR技术，在已知的地形下识别道路的名字和位置，一旦找到，将指引救援者快速找到走失者的位置。</text:span><text:span text:style-name="T12">AR增强现实可以把目的地方向和距离，以及路程中的天气，路况等信息显示在车船等显示器上，也可以让机场控制塔或者出租车中心看到这些信息，已提醒飞机汽车等更好的路径。</text:span></text:p>
      <text:p text:style-name="P33"><text:tab/></text:p>
      <text:p text:style-name="P38"><text:span text:style-name="T25">4：一些研究方向：</text:span><text:bookmark text:name="ChDivSummary"/><text:span text:style-name="T12">一套增强现实系统包括视频获取、图像识别、三维注册、虚实融合显示等模块，其中图像识别和三维注册是增强现实技术需要解决的核心问题之一。</text:span><text:bookmark text:name="ChDivSummary8"/>关键技术主要包括：<text:bookmark text:name="ChDivSummary7"/>跟踪注册技术、虚实交互技术、虚实融合技术等<text:span text:style-name="T12">。</text:span></text:p>
      <text:p text:style-name="P42"><text:bookmark text:name="ChDivSummary1"/><text:soft-page-break/><text:span text:style-name="T16">（1）面向移动增强现实系统的自然环境下的场景识别和跟踪注册技术</text:span></text:p>
      <text:p text:style-name="P36"><text:span text:style-name="T27"><text:tab/></text:span>基于人工标志点的图像识别与三维注册技术已经日趋成熟，但是 由于视野中必须时刻出现具有特殊几何形状的人工标识，因此该技术在应用中受到一定限制。基于自然特征的识别注册技术则因其灵活性而倍受关注，然而自然特征 通常不具有已知或可预知的几何形状，极大增加了其提取与匹配的难度，进而影响识别注册精度和速度。</text:p>
      <text:p text:style-name="P35"><text:bookmark text:name="ChDivSummary5"/>(1)针对智能终端较弱的处理能力和有限的硬件资源的特点， 提出了一种更为有效的特征提取与描述符算法。(2)提出了一种基于二进制 特征描述符的快速匹配算法，提高了匹配的精度。(3)研究了大规模图像识别算法，进一步提高了场 景识别的成功率。(4)实现了对场景的快速跟踪注册，有效提高了摄像机姿态计算结果的稳定性和准确性，通过使用多线程并行计算方式保证了算法的实时性。(5)对目前常 用的跟踪注册方法进行了研究，研究基于自然场景在线学习的跟踪注册算法。提高了摄像机姿态计算结果的稳定性，避免了宽基线问题，通过实时在线场景学习的方式保证了跟踪注册算法的精度和实时性。</text:p>
      <text:p text:style-name="P35"/>
      <text:p text:style-name="P41">（<text:span text:style-name="T52">2）</text:span><text:bookmark text:name="spanTitle"/><text:bookmark text:name="chTitle"/>增强现实几何一致性相关问题研究</text:p>
      <text:p text:style-name="P36"><text:tab/><text:span text:style-name="T29">为实现具有照片品质的虚实融合效果,增强现实技术需要所嵌入 的虚拟场景与现实环境在几何、光照等属性上保持一致。其中,几何一致性要求虚拟物体按照正确的空间位置、透视投影和虚实遮挡关系实时渲染到真实场景的视频 影像中,是保证真实感效果的基本因素。增强现实系统中的几何一致性问题包含场景几何重建、摄像机跟踪和虚实遮挡等众多子问题,各子问题之间又相互交织。</text:span></text:p>
      <text:p text:style-name="P36"><text:tab/><text:bookmark text:name="ChDivSummary6"/>传统增强现实系统为保证系统的实时性使用了简化的模型去描述 现实场景,这类方法可以尽可能降低算法的时间复杂度,在有限的计算资源下保持系统的实时性。但其缺点也非常明显,简化的模型和受控的场景限制了系统的应用 条件,并使系统丧失了处理复杂环境信息的能力。使用复杂的几何一致性算法可提高系统的灵活性和可用性,但也会增加系统时延、降低系统实时性。因此,优秀的 几何一致性算法通常需要在算法的鲁棒性、灵活性和实时性之间进行有效折衷。</text:p>
      <text:p text:style-name="P36"><text:tab/>1.提出基于GPU的图像特征点快速跟踪匹配技术，减小了算法时耗。2.提出基于混合特征点的摄像机实时跟踪算法，提升系统可用性。在鲁棒性和实时性之间维持了有效平 衡。3.提出基于颜色和深度一致性的深度图增强算法。利用原始深度图的置信度估计结果以及彩色图像的颜色、边缘和分割结果为线索对深度图进行优化求解,可有效降低深度图噪声并对数据缺损区域进行修复。4.提出并实现了视觉遥在和增强现实系统。</text:p>
      <text:p text:style-name="P36"/>
      <text:p text:style-name="P43">（<text:span text:style-name="T53">3）</text:span><text:bookmark text:name="spanTitle1"/><text:bookmark text:name="chTitle1"/>增强现实工业培训系统研究</text:p>
      <text:p text:style-name="P37"><text:tab/>结合便携式智能终端的特点,进行工业 培训自助学习方式的探索。</text:p>
      <text:p text:style-name="P37"><text:tab/>重点探讨了该系统的设计、开发、实现、案例应用与评价等问题,目的是为工业培训人员创设虚实结合的培训平台,作为传统培 训模式的有效补充,以利于其综合知识的学习和实践操作能力的培养。</text:p>
      <text:p text:style-name="P37"><text:tab/>1.在探究相关理论的基础上,进行学习环境模型和系统架构的设计2.在学习环境模型和系统架构基础上,进行系统总体设计,阐述系统体系结构和关键技术。3.基于总体设计,进行系统开发和实现。4.将系统应用于实际案例,并对案例进行分析和评价。</text:p>
      <text:p text:style-name="P35"/>
      <text:p text:style-name="P43">（<text:span text:style-name="T54">4）</text:span><text:bookmark text:name="spanTitle2"/><text:bookmark text:name="chTitle2"/>面向操作指引的增强现实系统研究</text:p>
      <text:p text:style-name="P37"><text:soft-page-break/><text:tab/><text:bookmark text:name="ChDivSummary11"/>在这些应用中,有一类专门为操作者提供虚拟指引信息,辅助或指导用户实际操作的应用,本文统称其为面向操作指引的增强现实系统。目前大多数研究仍聚焦于注册、交互等关键技术的使用和突破上,对其通用的系统架构和信息组织方式却很少涉足。研究基于视觉的注册技术,多通道交互的冲突管理,各技术模块的形式化建模,复杂信息的组织管理等，提出一整套面向操作指引的增强现实系统的通用架构和构建细节。</text:p>
      <text:p text:style-name="P37"><text:tab/>1)提出了一种基于平面颜色分布的自然标志三维注册配准算法，适用于颜色非单一的彩色场景,无关纹理是否复杂,且实时准确,适用于多种应用环境。2)提出了一种面向操作指引的 增强现实系统的通用层次框架。3)针对通用系统框架,使用高级Petri网对整个框 架流程和各功能模块做了详细的形式化建模。基于Petri网提出了一种处理交互冲突的优先选择策略模型,为该类系统中多通道交互的冲突管理提供了有效的解决方案。4)提出了面向 操作指引的增强现实系统具体的信息组织方式。</text:p>
      <text:p text:style-name="P37"/>
      <text:p text:style-name="P43">（<text:span text:style-name="T55">5）</text:span><text:bookmark text:name="spanTitle3"/><text:bookmark text:name="chTitle3"/>基于移动增强现实的导航系统的设计与实现</text:p>
      <text:p text:style-name="P38"><text:tab/><text:bookmark text:name="ChDivSummary9"/>研究了移动增强现实系统的关键组成技术Android传感器 原理OpenGL ES图形渲染方法，结合GPS技术，移动通信技术，以基于Google地图采集的GIS信息为数据接口，设计了一个Android平台上的基于移动增强现 实技术的实景导航系统。</text:p>
      <text:p text:style-name="P38"><text:tab/>1.系统服务器端在基于Google地图的基础上实现道路信息建筑物信息的采集，设计数据库实现空间数据的存储，实现与手机客户端格式匹配的数据调度方法2. Android软件界面设计软件应用主界面3.增强现实导航3D虚拟数据的渲染系统。4.多传感器数据融合实现虚实场景的准确结合增强现实的关键在于虚实场景的准确融合，5.系统以中国海洋大学 崂山校区为服务区域，基于Google地图采集数据信息，基于Android平台实现了一个通过GPS取得经纬度信息，通过加速度传感器与磁场传感器融合 取得方位角信息，然后根据位置信息将相关的虚拟数据渲染出来叠加在相机获取的视频流中的校园增强现实导航系统。</text:p>
      <text:p text:style-name="P38"/>
      <text:p text:style-name="P38"><text:span text:style-name="T46">（</text:span><text:span text:style-name="T50">6）</text:span><text:span text:style-name="T46">增强现实系统中人机交互技术研究</text:span></text:p>
      <text:p text:style-name="P38"><text:tab/><text:bookmark text:name="ChDivSummary12"/>为了给用户提供一种更加自然与智能的交互方式，在基于手持标识交互方式的理论技术研究基础之上，采用人手代替手持标识来完成与 虚拟场景的交互，从而实现一种更加自然和智能的人机交互方式。通过对增强现实系统中的关键技术以及应用现状进行研究、分析，以提高增强现实系统的实用性为前提，采用快速四边形检测等算法对传统标识识别方式进行了改进，提高了系统的跟踪注册性能，拓展了基于手持标识的交互方 式的实时性与应用性。</text:p>
      <text:p text:style-name="P38"><text:tab/>研究了手势图像分割、指尖定位检测等关键技术，并对相关算法进行设计、实验、比较、改进以及优化，实现了适用于人手与虚拟模型进行交互的手指检测识别等算 法，最终设计实现了一套基于手指识别的增强现实交互系统，在该系统中允许用户用手指实时的与系统进行交互，从而进一步拓展了增强现实系统中人 机交互的方式。</text:p>
      <text:p text:style-name="P38"/>
      <text:p text:style-name="P44">（<text:span text:style-name="T56">7）</text:span><text:bookmark text:name="spanTitle5"/><text:bookmark text:name="chTitle5"/>增强现实中的三维物体注册方法及其应用研究</text:p>
      <text:p text:style-name="P38"><text:tab/><text:bookmark text:name="ChDivSummary14"/>现有的基于计算机视觉的三维物体识别与注册方法普遍存在搜索空间大、计算时间长等问题。<text:bookmark text:name="ChDivSummary15"/>针对无标志物三维物体识别与注册问题,提出了一种基于离散梯 度特征的实时三维物体识别方法。在物体识别过程中,采用并行运算技术,提高了物体识别的运算效率。采用基于机器学习的FAST算法提取图像中的特征点,并通过先进的BRIEF算子对特征点进行描述与匹配。针对 增强现实注册的核心问题摄像头位姿计<text:soft-page-break/>算,研究了透视三点问题(Perspective 3 Point Problem,简称P3P)与透视n点问题(Perspective n Point Problem,简称PnP),提出了新的理论与方法,极大的提高了摄像头位姿求解算法的实时性与稳定性。针对基于标志物的三维物体注册的实时性问题,提出了一种基于查表(Lookup Table,简称LUT)的标志物注册算法,该算法可以在噪声情况下获得很高的稳定性,同时只需要很少的计算量。最后,本文针对虚实融合环境下的产品装配应用,我们开发了增强现实装配原型系统,通过增强信息指引用户进行正确的装配操作。</text:p>
      <text:p text:style-name="P38"/>
      <text:p text:style-name="P44">（<text:span text:style-name="T57">8）</text:span><text:bookmark text:name="spanTitle6"/><text:bookmark text:name="chTitle6"/>嵌入式增强现实系统设计与实现</text:p>
      <text:p text:style-name="P39"><text:tab/>在嵌入式移动设备的有限计算资源情况下,如何快速高 效地搭建增强现实系统,并使其具有跨平台特性,是现阶段增强现实研究的一个热点和难点。</text:p>
      <text:p text:style-name="P39"><text:bookmark text:name="ChDivSummary17"/><text:tab/>完成了嵌入式增强现实系统的开发环境搭建,主要包括ARM- Linux的安装,以及针对软件浮点模拟运算模块和OV511摄像头驱动模块的内核设置,并建立了完整的交叉编译环境;完成了基于标识的嵌入式增强现实系 统的姿态跟踪,主要包括图像获取,标识检测,模板匹配,姿态估计等算法研究和代码实现;完成了嵌入式增强现实系统的内容叠加,主要包括实时三维渲染和图像 帧缓冲的实现。最终设计了针对嵌入式移动平台特点的增强现实系统构架,并开发了一套基于标识跟踪配准算法的嵌入式增强现实系统原型,进行了相关的优化和应 用测试。</text:p>
      <text:p text:style-name="P39"/>
      <text:p text:style-name="P46">（9)ARA应用研究协会研制的一个士兵增强现实技术。这个技术叫ARC4,<text:span text:style-name="T18">是指 Augmented Reality Command, Control, Communicate,Coordinate, 是一个AR功能，它可以定位用户的位置和用户看向的位置，管理战略数据并显示在头盔的护目镜上。它可以传递情势感知信息给步兵，显示在头部的护目镜上，并可以分享信息给不在视线内的团队成员，使保持一致性。ARC</text:span><text:span text:style-name="T7">4结合头部跟踪传感器和先进的姿态估计算法，网络管理软件，和一个直观的AR虚拟接口，把战略信息和真实世界精确重叠显示。支持导航，跟踪，手持目标，图像分享，和环境特性标记。通过描述我们的姿态估计框架，混合一些定位信息去测量操作员的方位。测量的东西包括山川地势，已知的地面标记，太阳位置。这是一个基于头戴和手持的AR系统可以进行大量的训练应用。</text:span></text:p>
      <text:p text:style-name="P46"><text:span text:style-name="T7"><text:tab/>有一个应用就是射击打靶，操作员戴上头盔后，系统会自动定位用户当前位置，以及目标位置和距离，当前天气状况;当射击后，在目标点会有一个明显的fire标志虚拟化爆炸。这是和真实的开枪击中最后的目标爆炸点一样的效果，但没有子弹。武器上装有传感器可以获得武器的方位，并无线传给用户。ARC</text:span><text:span text:style-name="T19">4软件获取开枪信息，计算一个虚拟子弹的3D的弹道轨迹和击中点，然后在射击的同时投射一个击中点数字化的爆炸画面显示在用户的护目镜上。ARC4头部跟踪器连续跟踪用户的位置和方向，为了精确显示爆炸点在用户的真实视野。</text:span></text:p>
      <text:p text:style-name="P35"/>
      <text:p text:style-name="P40"><text:span text:style-name="T18"/></text:p>
      <text:p text:style-name="P7"/>
      <text:p text:style-name="P7"/>
      <text:p text:style-name="P7"/>
      <text:p text:style-name="P17"/>
      <text:p text:style-name="P5"/>
      <text:p text:style-name="P4"/>
      <text:p text:style-name="P2"/>
      <text:p text:style-name="P18"><text:soft-page-break/></text:p>
      <text:p text:style-name="P30"><text:tab/></text:p>
      <text:p text:style-name="P30"><text:tab/></text:p>
      <text:p text:style-name="P31"><text:s text:c="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icrosoft YaHei" svg:font-family="'Microsoft YaHei'"/>
    <style:font-face style:name="微软雅黑" svg:font-family="微软雅黑"/>
    <style:font-face style:name="宋体" svg:font-family="宋体, SimSu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Fallback"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Droid Sans Fallback"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Fallback" style:font-family-complex="'Droid Sans Fallback'"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01T20:32:06.515536761</meta:creation-date>
    <dc:date>2015-09-06T23:50:28.753273886</dc:date>
    <meta:editing-duration>PT9H11M50S</meta:editing-duration>
    <meta:editing-cycles>11</meta:editing-cycles>
    <meta:generator>LibreOffice/4.2.8.2$Linux_X86_64 LibreOffice_project/420m0$Build-2</meta:generator>
    <meta:document-statistic meta:table-count="0" meta:image-count="0" meta:object-count="0" meta:page-count="8" meta:paragraph-count="79" meta:word-count="8792" meta:character-count="9688" meta:non-whitespace-character-count="9535"/>
  </office:meta>
</office:document-meta>
</file>